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15%" fo:text-indent="0cm" style:auto-text-indent="false"/>
      <style:text-properties fo:font-size="12pt" style:font-size-asian="12pt" style:font-size-complex="12pt"/>
    </style:style>
    <style:style style:name="P2" style:family="paragraph" style:parent-style-name="Standard">
      <style:paragraph-properties fo:margin-left="0cm" fo:margin-right="0cm" fo:line-height="115%" fo:text-indent="0cm" style:auto-text-indent="false" fo:background-color="#ffffff">
        <style:background-image/>
      </style:paragraph-properties>
      <style:text-properties fo:font-size="12pt" style:font-size-asian="12pt" style:font-size-complex="12pt"/>
    </style:style>
    <style:style style:name="P3" style:family="paragraph" style:parent-style-name="Standard" style:list-style-name="WWNum3">
      <style:paragraph-properties fo:margin-left="2.501cm" fo:margin-right="0cm" fo:line-height="115%" fo:text-indent="-0.635cm" style:auto-text-indent="false" fo:background-color="#ffffff">
        <style:background-image/>
      </style:paragraph-properties>
      <style:text-properties fo:font-size="12pt" style:font-size-asian="12pt" style:font-size-complex="12pt"/>
    </style:style>
    <style:style style:name="P4" style:family="paragraph" style:parent-style-name="Standard">
      <style:paragraph-properties fo:margin-left="-1.251cm" fo:margin-right="0cm" fo:text-indent="1.27cm" style:auto-text-indent="false"/>
      <style:text-properties fo:color="#365f91" fo:font-size="14pt" style:font-size-asian="14pt" style:font-size-complex="14pt"/>
    </style:style>
    <style:style style:name="P5" style:family="paragraph" style:parent-style-name="Standard">
      <style:paragraph-properties loext:contextual-spacing="false" fo:margin-left="-1.251cm" fo:margin-right="0cm" fo:margin-top="0.494cm" fo:margin-bottom="0.494cm" fo:line-height="100%" fo:text-indent="1.27cm" style:auto-text-indent="false"/>
      <style:text-properties fo:color="#365f91" fo:font-size="14pt" style:font-size-asian="14pt" style:font-size-complex="14pt"/>
    </style:style>
    <style:style style:name="P6" style:family="paragraph" style:parent-style-name="Standard">
      <style:paragraph-properties fo:margin-left="-1.251cm" fo:margin-right="0cm" fo:margin-top="0.494cm" fo:margin-bottom="0.494cm" fo:line-height="100%" fo:text-indent="1.27cm" style:auto-text-indent="false"/>
      <style:text-properties fo:font-size="14pt" style:font-size-asian="14pt" style:font-size-complex="14pt"/>
    </style:style>
    <style:style style:name="P7" style:family="paragraph" style:parent-style-name="Standard">
      <style:paragraph-properties fo:margin-left="-2.501cm" fo:margin-right="0cm" fo:text-indent="0cm" style:auto-text-indent="false"/>
    </style:style>
    <style:style style:name="P8" style:family="paragraph" style:parent-style-name="Standard" style:list-style-name="WWNum3">
      <style:paragraph-properties fo:margin-left="1.251cm" fo:margin-right="0cm" fo:line-height="115%" fo:text-indent="-0.635cm" style:auto-text-indent="false" fo:background-color="#ffffff">
        <style:background-image/>
      </style:paragraph-properties>
      <style:text-properties fo:font-size="12pt" style:font-size-asian="12pt" style:font-size-complex="12pt"/>
    </style:style>
    <style:style style:name="P9" style:family="paragraph" style:parent-style-name="Standard" style:list-style-name="WWNum6">
      <style:paragraph-properties fo:margin-left="1.251cm" fo:margin-right="0cm" fo:line-height="115%" fo:text-indent="-0.635cm" style:auto-text-indent="false" fo:background-color="#ffffff">
        <style:background-image/>
      </style:paragraph-properties>
      <style:text-properties fo:font-size="12pt" style:font-size-asian="12pt" style:font-size-complex="12pt"/>
    </style:style>
    <style:style style:name="P10" style:family="paragraph" style:parent-style-name="Standard" style:list-style-name="L1">
      <style:paragraph-properties fo:margin-left="1.251cm" fo:margin-right="0cm" fo:text-indent="-0.635cm" style:auto-text-indent="false"/>
      <style:text-properties fo:font-size="12pt" style:font-size-asian="12pt" style:font-size-complex="12pt"/>
    </style:style>
    <style:style style:name="P11" style:family="paragraph" style:parent-style-name="Standard" style:list-style-name="L2">
      <style:paragraph-properties fo:margin-left="1.251cm" fo:margin-right="0cm" fo:text-indent="-0.635cm" style:auto-text-indent="false"/>
      <style:text-properties fo:font-size="12pt" style:font-size-asian="12pt" style:font-size-complex="12pt"/>
    </style:style>
    <style:style style:name="T1" style:family="text">
      <style:text-properties fo:color="#365f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 proyecto y su contexto</text:p>
      <text:p text:style-name="P7"/>
      <text:p text:style-name="P1">El proyecto se arma a partir de la necesidad que presentan algunas personas que deben tomar varios medicamentos en tiempo y forma, pero que no pueden mantener una clara visión de los nombres, fechas y demás modificaciones en sus medicamentos a largo plazo.</text:p>
      <text:p text:style-name="P5">Factibilidad de recursos</text:p>
      <text:list xml:id="list5399669171556396203" text:style-name="WWNum3">
        <text:list-item>
          <text:list>
            <text:list-item>
              <text:list>
                <text:list-item>
                  <text:p text:style-name="P8">Personal necesario:</text:p>
                  <text:list>
                    <text:list-item>
                      <text:p text:style-name="P3">Project manager</text:p>
                    </text:list-item>
                    <text:list-item>
                      <text:p text:style-name="P3">DBA</text:p>
                    </text:list-item>
                    <text:list-item>
                      <text:p text:style-name="P3">Front-end</text:p>
                    </text:list-item>
                    <text:list-item>
                      <text:p text:style-name="P3">Back-end</text:p>
                    </text:list-item>
                    <text:list-item>
                      <text:p text:style-name="P3">Tester</text:p>
                    </text:list-item>
                  </text:list>
                </text:list-item>
                <text:list-item>
                  <text:p text:style-name="P8">Desarrollo del proyecto: Metodología agile con informes mensuales a los clientes.</text:p>
                </text:list-item>
                <text:list-item>
                  <text:p text:style-name="P8">Materiales necesarios: Cuatro computadoras conectadas a internet</text:p>
                </text:list-item>
              </text:list>
            </text:list-item>
          </text:list>
        </text:list-item>
      </text:list>
      <text:p text:style-name="P5">Factibilidad de mercado</text:p>
      <text:p text:style-name="P2">Buscamos integrarnos en el mercado de recordatorios de medicamentos, ya que la mayoría de las herramientas para este fin demostraron ser poco eficientes. Buscamos que nuestro proyecto sea capaz de ser usado en cualquier dispositivo, con una interfaz simple para que la persona que lo use pueda registrar sus medicamentos y estar seguro de tomarlos a la hora y fecha que necesita.</text:p>
      <text:p text:style-name="P5">Factibilidad de tiempo</text:p>
      <text:list xml:id="list4862054592068140264" text:style-name="WWNum6">
        <text:list-item>
          <text:p text:style-name="P9">El proyecto tiene previsto un tiempo de realización de ocho meses.</text:p>
        </text:list-item>
        <text:list-item>
          <text:p text:style-name="P9">Se verá afectado por otros proyectos de corta duración que se realizarán de manera simultánea a este.</text:p>
        </text:list-item>
        <text:list-item>
          <text:p text:style-name="P9">El proyecto empieza el día 04 de abril.</text:p>
        </text:list-item>
        <text:list-item>
          <text:p text:style-name="P9">El proyecto finalizado se debe entregar el 01 de noviembre.</text:p>
        </text:list-item>
      </text:list>
      <text:p text:style-name="P6"><text:span text:style-name="T1">Análisis de la situación:</text:span></text:p>
      <text:list xml:id="list6167552464493107886" text:style-name="L1">
        <text:list-item>
          <text:p text:style-name="P10">El usuario debe estar registrado en el sistema para poder acceder al calendario y poder agregar, eliminar o modificar medicamentos o fechas de toma. </text:p>
        </text:list-item>
        <text:list-item>
          <text:p text:style-name="P10">Para usar el sistema se recomienda usar un equipo con conexión a internet estable.</text:p>
        </text:list-item>
      </text:list>
      <text:list xml:id="list1877286631953523462" text:style-name="L2">
        <text:list-item>
          <text:p text:style-name="P11">Se puede acceder al sistema mediante una página web.</text:p>
        </text:list-item>
        <text:list-item>
          <text:p text:style-name="P11">El sistema cuenta con varios usuarios distintos.</text:p>
        </text:list-item>
        <text:list-item>
          <text:p text:style-name="P11">El sistema debe mandar notificaciones a los usuari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fo:font-size="12pt" style:text-underline-style="none"/>
    </style:style>
    <style:style style:name="ListLabel_20_22" style:display-name="ListLabel 22" style:family="text">
      <style:text-properties fo:font-size="12pt"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4T02:06:39.34</meta:creation-date>
    <dc:date>2022-05-24T14:24:49.92</dc:date>
    <meta:editing-duration>PT10M22S</meta:editing-duration>
    <meta:editing-cycles>2</meta:editing-cycles>
    <meta:generator>OpenOffice/4.0.0$Win32 OpenOffice.org_project/400m3$Build-9702</meta:generator>
    <meta:document-statistic meta:table-count="0" meta:image-count="0" meta:object-count="0" meta:page-count="1" meta:paragraph-count="24" meta:word-count="274" meta:character-count="1625"/>
  </office:meta>
</office:document-meta>
</file>